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fo:padding="0.049cm" fo:border="0.06pt solid #d9d9e3"/>
    </style:style>
    <style:style style:name="P3" style:family="paragraph" style:parent-style-name="Text_20_body" style:list-style-name="L1">
      <style:paragraph-properties fo:text-align="justify" style:justify-single-word="false" fo:padding="0.049cm" fo:border="0.06pt solid #d9d9e3"/>
    </style:style>
    <style:style style:name="P4" style:family="paragraph" style:parent-style-name="Text_20_body" style:list-style-name="L1">
      <style:paragraph-properties fo:margin-top="0cm" fo:margin-bottom="0cm" style:contextual-spacing="false" fo:text-align="justify" style:justify-single-word="false" fo:padding="0.049cm" fo:border="0.06pt solid #d9d9e3"/>
    </style:style>
    <style:style style:name="P5" style:family="paragraph" style:parent-style-name="Text_20_body" style:list-style-name="L2">
      <style:paragraph-properties fo:margin-top="0cm" fo:margin-bottom="0cm" style:contextual-spacing="false" fo:text-align="justify" style:justify-single-word="false" fo:padding="0.049cm" fo:border="0.06pt solid #d9d9e3"/>
    </style:style>
    <style:style style:name="P6" style:family="paragraph" style:parent-style-name="Text_20_body" style:list-style-name="L2">
      <style:paragraph-properties fo:text-align="justify" style:justify-single-word="false" fo:padding="0.049cm" fo:border="0.06pt solid #d9d9e3"/>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Relatório para o Hook Customizado de Recuperação de Documentos em React com Firebase</text:span></text:span></text:p>
      <text:p text:style-name="P2"><text:span text:style-name="Strong_20_Emphasis"><text:span text:style-name="T1">Introdução:</text:span></text:span> O código fornecido define um hook personalizado chamado <text:span text:style-name="Source_20_Text"><text:span text:style-name="T1">useFetchDocument</text:span></text:span>, que é usado para recuperar um documento específico de uma coleção no Firestore (um serviço de banco de dados em tempo real do Firebase) em uma aplicação React. Ele lida com as operações de recuperação do documento e fornece feedback sobre o estado da operação.</text:p>
      <text:p text:style-name="P2"><text:span text:style-name="Strong_20_Emphasis"><text:span text:style-name="T1">Métodos:</text:span></text:span></text:p>
      <text:list text:style-name="L1">
        <text:list-item>
          <text:p text:style-name="P3"><text:span text:style-name="Strong_20_Emphasis"><text:span text:style-name="Source_20_Text"><text:span text:style-name="T1">useFetchDocument</text:span></text:span></text:span>: Este é o hook principal que lida com a recuperação de documentos. Ele inclui o seguinte:</text:p>
          <text:list>
            <text:list-item>
              <text:p text:style-name="P4"><text:span text:style-name="Source_20_Text"><text:span text:style-name="T1">document</text:span></text:span>: Um estado que armazena o documento recuperado do Firestore.</text:p>
            </text:list-item>
            <text:list-item>
              <text:p text:style-name="P4"><text:span text:style-name="Source_20_Text"><text:span text:style-name="T1">loading</text:span></text:span>: Um estado que rastreia se a operação de recuperação está em andamento.</text:p>
            </text:list-item>
            <text:list-item>
              <text:p text:style-name="P3"><text:span text:style-name="Source_20_Text"><text:span text:style-name="T1">error</text:span></text:span>: Um estado que armazena mensagens de erro, caso ocorra um erro durante a operação.</text:p>
            </text:list-item>
          </text:list>
          <text:p text:style-name="P3">O código também define uma função <text:span text:style-name="Source_20_Text"><text:span text:style-name="T1">loadDocument</text:span></text:span> que é executada dentro do <text:span text:style-name="Source_20_Text"><text:span text:style-name="T1">useEffect</text:span></text:span>. Essa função realiza a recuperação do documento a partir do Firestore e atualiza os estados de acordo.</text:p>
        </text:list-item>
      </text:list>
      <text:p text:style-name="P2"><text:span text:style-name="Strong_20_Emphasis"><text:span text:style-name="T1">Resultados:</text:span></text:span> O resultado deste código é a criação de um hook personalizado que facilita a recuperação de documentos de uma coleção no Firestore em uma aplicação React. Ele fornece feedback sobre o estado da operação, incluindo o documento recuperado, o carregamento e possíveis erros.</text:p>
      <text:p text:style-name="P2"><text:span text:style-name="Strong_20_Emphasis"><text:span text:style-name="T1">Conclusão:</text:span></text:span> Este código é útil para gerenciar a recuperação de documentos de uma coleção no Firestore de forma eficiente e organizada. Ele abstrai a lógica de recuperação do documento e fornece feedback sobre o progresso da operação. Além disso, lida com possíveis erros durante o processo de recuperação.</text:p>
      <text:p text:style-name="P2"><text:span text:style-name="Strong_20_Emphasis"><text:span text:style-name="T1">Análise:</text:span></text:span></text:p>
      <text:list text:style-name="L2">
        <text:list-item>
          <text:p text:style-name="P5">O código utiliza o Firestore do Firebase para recuperar um documento de uma coleção específica.</text:p>
        </text:list-item>
        <text:list-item>
          <text:p text:style-name="P5">Os estados de <text:span text:style-name="Source_20_Text"><text:span text:style-name="T1">document</text:span></text:span>, <text:span text:style-name="Source_20_Text"><text:span text:style-name="T1">loading</text:span></text:span> e <text:span text:style-name="Source_20_Text"><text:span text:style-name="T1">error</text:span></text:span> são usados para rastrear o progresso da operação e armazenar informações sobre o documento ou erros.</text:p>
        </text:list-item>
        <text:list-item>
          <text:p text:style-name="P5">A função <text:span text:style-name="Source_20_Text"><text:span text:style-name="T1">loadDocument</text:span></text:span> é assíncrona e executa a recuperação do documento a partir do Firestore, atualizando os estados correspondentes.</text:p>
        </text:list-item>
        <text:list-item>
          <text:p text:style-name="P6">O hook <text:span text:style-name="Source_20_Text"><text:span text:style-name="T1">useFetchDocument</text:span></text:span> é uma abstração útil para simplificar a implementação de funcionalidades de recuperação de documentos em uma aplicação React que utiliza o Firebase Firestore.</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06:11:34.653000000</meta:creation-date>
    <dc:date>2023-11-06T06:12:06.629000000</dc:date>
    <meta:editing-duration>PT32S</meta:editing-duration>
    <meta:editing-cycles>1</meta:editing-cycles>
    <meta:document-statistic meta:table-count="0" meta:image-count="0" meta:object-count="0" meta:page-count="1" meta:paragraph-count="15" meta:word-count="338" meta:character-count="2120" meta:non-whitespace-character-count="1805"/>
    <meta:generator>LibreOffice/7.5.2.2$Windows_X86_64 LibreOffice_project/53bb9681a964705cf672590721dbc85eb4d0c3a2</meta:generator>
  </office:meta>
</office:document-meta>
</file>